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officeooo:rsid="000e136c" officeooo:paragraph-rsid="000e136c" style:font-size-asian="14pt" style:font-size-complex="14pt"/>
    </style:style>
    <style:style style:name="P2" style:family="paragraph" style:parent-style-name="Standard">
      <style:text-properties fo:font-size="14pt" officeooo:rsid="000e136c" officeooo:paragraph-rsid="001330eb" style:font-size-asian="14pt" style:font-size-complex="14pt"/>
    </style:style>
    <style:style style:name="P3" style:family="paragraph" style:parent-style-name="Standard">
      <style:text-properties fo:font-size="14pt" officeooo:rsid="000e136c" officeooo:paragraph-rsid="00150487" style:font-size-asian="14pt" style:font-size-complex="14pt"/>
    </style:style>
    <style:style style:name="P4" style:family="paragraph" style:parent-style-name="Standard">
      <style:text-properties fo:font-size="14pt" officeooo:rsid="00112868" officeooo:paragraph-rsid="00112868" style:font-size-asian="14pt" style:font-size-complex="14pt"/>
    </style:style>
    <style:style style:name="P5" style:family="paragraph" style:parent-style-name="Standard">
      <style:text-properties fo:font-size="14pt" fo:font-style="italic" fo:font-weight="bold" officeooo:rsid="000e136c" officeooo:paragraph-rsid="000e136c" style:font-size-asian="14pt" style:font-style-asian="italic" style:font-weight-asian="bold" style:font-size-complex="14pt" style:font-style-complex="italic" style:font-weight-complex="bold"/>
    </style:style>
    <style:style style:name="P6" style:family="paragraph" style:parent-style-name="Standard">
      <style:text-properties fo:font-size="14pt" fo:font-weight="bold" officeooo:rsid="0015adc1" officeooo:paragraph-rsid="0015adc1" style:font-size-asian="14pt" style:font-weight-asian="bold" style:font-size-complex="14pt" style:font-weight-complex="bold"/>
    </style:style>
    <style:style style:name="P7" style:family="paragraph" style:parent-style-name="Standard">
      <style:text-properties fo:font-size="14pt" fo:font-weight="bold" officeooo:rsid="00173492" officeooo:paragraph-rsid="00173492" style:font-size-asian="14pt" style:font-weight-asian="bold" style:font-size-complex="14pt" style:font-weight-complex="bold"/>
    </style:style>
    <style:style style:name="P8" style:family="paragraph" style:parent-style-name="Standard">
      <style:paragraph-properties fo:break-before="page"/>
      <style:text-properties fo:font-size="14pt" fo:font-weight="bold" officeooo:rsid="00173492" officeooo:paragraph-rsid="00173492" style:font-size-asian="14pt" style:font-weight-asian="bold" style:font-size-complex="14pt" style:font-weight-complex="bold"/>
    </style:style>
    <style:style style:name="P9" style:family="paragraph" style:parent-style-name="Standard">
      <style:text-properties fo:font-size="14pt" fo:font-weight="bold" officeooo:rsid="0017b225" officeooo:paragraph-rsid="0017b225" style:font-size-asian="14pt" style:font-weight-asian="bold" style:font-size-complex="14pt" style:font-weight-complex="bold"/>
    </style:style>
    <style:style style:name="P10" style:family="paragraph" style:parent-style-name="Standard">
      <style:text-properties fo:font-size="14pt" fo:font-weight="bold" officeooo:rsid="0021e04f" officeooo:paragraph-rsid="0021e04f" style:font-size-asian="14pt" style:font-weight-asian="bold" style:font-size-complex="14pt" style:font-weight-complex="bold"/>
    </style:style>
    <style:style style:name="P11" style:family="paragraph" style:parent-style-name="Standard">
      <style:text-properties fo:font-size="14pt" fo:font-weight="normal" officeooo:rsid="0015adc1" officeooo:paragraph-rsid="0015adc1" style:font-size-asian="14pt" style:font-weight-asian="normal" style:font-size-complex="14pt" style:font-weight-complex="normal"/>
    </style:style>
    <style:style style:name="P12" style:family="paragraph" style:parent-style-name="Standard">
      <style:text-properties fo:font-size="14pt" fo:font-weight="normal" officeooo:rsid="0016ca62" officeooo:paragraph-rsid="0016ca62" style:font-size-asian="14pt" style:font-weight-asian="normal" style:font-size-complex="14pt" style:font-weight-complex="normal"/>
    </style:style>
    <style:style style:name="P13" style:family="paragraph" style:parent-style-name="Standard">
      <style:text-properties fo:font-size="14pt" fo:font-weight="normal" officeooo:rsid="00173492" officeooo:paragraph-rsid="00173492" style:font-size-asian="14pt" style:font-weight-asian="normal" style:font-size-complex="14pt" style:font-weight-complex="normal"/>
    </style:style>
    <style:style style:name="P14" style:family="paragraph" style:parent-style-name="Standard">
      <style:text-properties fo:font-size="14pt" fo:font-weight="normal" officeooo:rsid="00191d50" officeooo:paragraph-rsid="00191d50" style:font-size-asian="14pt" style:font-weight-asian="normal" style:font-size-complex="14pt" style:font-weight-complex="normal"/>
    </style:style>
    <style:style style:name="P15" style:family="paragraph" style:parent-style-name="Standard">
      <style:text-properties fo:font-size="14pt" fo:font-weight="normal" officeooo:rsid="001c05a2" officeooo:paragraph-rsid="001c05a2" style:font-size-asian="14pt" style:font-weight-asian="normal" style:font-size-complex="14pt" style:font-weight-complex="normal"/>
    </style:style>
    <style:style style:name="P16" style:family="paragraph" style:parent-style-name="Standard">
      <style:text-properties fo:font-size="14pt" fo:font-weight="normal" officeooo:rsid="001f1e6c" officeooo:paragraph-rsid="001f1e6c" style:font-size-asian="14pt" style:font-weight-asian="normal" style:font-size-complex="14pt" style:font-weight-complex="normal"/>
    </style:style>
    <style:style style:name="P17" style:family="paragraph" style:parent-style-name="Standard">
      <style:text-properties fo:font-size="14pt" fo:font-weight="normal" officeooo:rsid="00217178" officeooo:paragraph-rsid="00217178" style:font-size-asian="14pt" style:font-weight-asian="normal" style:font-size-complex="14pt" style:font-weight-complex="normal"/>
    </style:style>
    <style:style style:name="P18" style:family="paragraph" style:parent-style-name="Standard">
      <style:text-properties fo:font-size="18pt" fo:font-weight="bold" officeooo:rsid="002268e2" officeooo:paragraph-rsid="0015adc1" style:font-size-asian="15.75pt" style:font-weight-asian="bold" style:font-size-complex="18pt" style:font-weight-complex="bold"/>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weight="bold" style:font-weight-asian="bold" style:font-weight-complex="bold"/>
    </style:style>
    <style:style style:name="T3" style:family="text">
      <style:text-properties fo:font-weight="bold" officeooo:rsid="001330eb" style:font-weight-asian="bold" style:font-weight-complex="bold"/>
    </style:style>
    <style:style style:name="T4" style:family="text">
      <style:text-properties officeooo:rsid="000fe361"/>
    </style:style>
    <style:style style:name="T5" style:family="text">
      <style:text-properties officeooo:rsid="001330eb"/>
    </style:style>
    <style:style style:name="T6" style:family="text">
      <style:text-properties officeooo:rsid="00144861"/>
    </style:style>
    <style:style style:name="T7" style:family="text">
      <style:text-properties fo:font-size="18pt" style:text-underline-style="solid" style:text-underline-width="auto" style:text-underline-color="font-color" fo:font-weight="bold" officeooo:rsid="001330eb" style:font-size-asian="18pt" style:font-weight-asian="bold" style:font-size-complex="18pt" style:font-weight-complex="bold"/>
    </style:style>
    <style:style style:name="T8" style:family="text">
      <style:text-properties officeooo:rsid="00188a5f"/>
    </style:style>
    <style:style style:name="T9" style:family="text">
      <style:text-properties officeooo:rsid="001a0632"/>
    </style:style>
    <style:style style:name="T10" style:family="text">
      <style:text-properties officeooo:rsid="001a7345"/>
    </style:style>
    <style:style style:name="T11" style:family="text">
      <style:text-properties officeooo:rsid="001bc814"/>
    </style:style>
    <style:style style:name="T12" style:family="text">
      <style:text-properties officeooo:rsid="0020483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Waar verheug je je op tijdens het WOR-project?</text:span><text:line-break/>De hopelijke voldoende aan het einde en het werken met robots en bewegende/ gevaarlijke dingen.</text:p>
      <text:p text:style-name="P1"><text:line-break/><text:span text:style-name="T1">Waar zit jouw persoonlijke kracht?</text:span><text:span text:style-name="T2"> </text:span><text:span text:style-name="T1">En vakinhoudelijk?</text:span></text:p>
      <text:p text:style-name="P1">Vakinhoudelijk het debuggen, omdat ik daar vaak het geduld en de vastberadenheid voor heb. <text:span text:style-name="T4">Verder ook een aanspreekpunt ben van persoonskwesties en soms een beetje roddelen.</text:span></text:p>
      <text:p text:style-name="P1"/>
      <text:p text:style-name="P5">Wat denk je dat jouw grootste persoonlijke uitdaging gaat worden tijdens het komende project?</text:p>
      <text:p text:style-name="P1">Vragen bijvoorbeeld doorsturen als ik druk ben of op een andere manier verwerken.<text:line-break/>Ook zorgen dat ik niet te veel hooi op mijn vork neem als anderen zich niet goed ermee bezig houden.</text:p>
      <text:p text:style-name="P4">Niet met alles binnen de groep bezig zijn, sommige dingen ook gewoon laten voor wat het is.</text:p>
      <text:p text:style-name="P1"><text:line-break/><text:span text:style-name="T1">Wat zie jij als het grootste risico van werken in een grote groep?</text:span><text:line-break/>Niet dubbel werk doen en overzicht houden van hoe de groep loopt qua vooruitgang.</text:p>
      <text:p text:style-name="P2"><text:line-break/><text:line-break/><text:span text:style-name="T7">Ervaringen eerdere studenten:</text:span></text:p>
      <text:p text:style-name="P3"><text:span text:style-name="T3"/></text:p>
      <text:p text:style-name="P3"><text:span text:style-name="T3">Hoofdstuk week 9: start project</text:span></text:p>
      <text:p text:style-name="P3"><text:line-break/><text:span text:style-name="T5">Om de voortgang goed bij te houden moet je het met subtaken bijhouden, niet met hoofdtaken, want anders zie je niet hoe ver je bent, omdat de taken te groot zijn en dus meerdere dagen duren.<text:line-break/>Verder werd er een dagelijkse presentatie gehouden van de voortgang, mogelijk een dsu? </text:span><text:span text:style-name="T6">De presentaties werkte goed om mensen op de hoogte te houden.</text:span></text:p>
      <text:p text:style-name="P2"/>
      <text:p text:style-name="P2"/>
      <text:p text:style-name="P6">Over testen</text:p>
      <text:p text:style-name="P11">Inzichten voor goed testen: </text:p>
      <text:p text:style-name="P11"/>
      <text:p text:style-name="P12">Acceptance tests zijn fijn, hierdoor test je vanuit het zicht van een gebruiker.</text:p>
      <text:p text:style-name="P11">Duidelijke regels voor wanneer er getest moet worden.</text:p>
      <text:p text:style-name="P11">Testdocumentatie moet tijdig klaar staan om ingevuld te worden.</text:p>
      <text:p text:style-name="P11">Planning was mogelijk niet goed ingevuld voor het testen?</text:p>
      <text:p text:style-name="P11"/>
      <text:p text:style-name="P11"/>
      <text:p text:style-name="P7"/>
      <text:p text:style-name="P8">Over het belang van integratie</text:p>
      <text:p text:style-name="P13">Er zijn veel goede dingen gemaakt, maar niks is nog geïntegreerd, waardoor er vrij weinig goeds opgeleverd is worden. “Als W<text:span text:style-name="T8">o</text:span>R-groep hebben we gefaald”, terwijl er dus wel mooie dingen gemaakt zijn.</text:p>
      <text:p text:style-name="P11"/>
      <text:p text:style-name="P11"/>
      <text:p text:style-name="P9">Over rollen in het project</text:p>
      <text:p text:style-name="P14">Rollen kunnen tijdens het project nodig blijken te zijn, zoals kwaliteitsmanager als dit niet goed gaat. <text:span text:style-name="T9">Kwaliteitsmanager en duidelijk regels van hoe te werk gaan helpt enorm, dus bijvoorbeeld hoe je Jira taken moet verwerken </text:span><text:span text:style-name="T10">en wanneer je een goede review mag geven. </text:span><text:span text:style-name="T11">Kwaliteitsmanager was ook soort van procesmanager bij hun?</text:span></text:p>
      <text:p text:style-name="P14"/>
      <text:p text:style-name="P10">Risico’s</text:p>
      <text:p text:style-name="P15">Onduidelijke Jira taken</text:p>
      <text:p text:style-name="P15">Slechte integratie waardoor je niks opleverd</text:p>
      <text:p text:style-name="P15"><text:span text:style-name="T12">Slechte/ onduidelijke</text:span> regels voor testen</text:p>
      <text:p text:style-name="P16">Misverstanden over voortgang</text:p>
      <text:p text:style-name="P17">Rollen onduidelijk</text:p>
      <text:p text:style-name="P11"/>
      <text:p text:style-name="P18"/>
      <text:p text:style-name="P11"/>
      <text:p text:style-name="P11"/>
      <text:p text:style-name="P11"/>
      <text:p text:style-name="P11"/>
      <text:p text:style-name="P11"/>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2T13:54:33.808840353</meta:creation-date>
    <meta:generator>LibreOffice/24.2.5.2$Linux_X86_64 LibreOffice_project/420$Build-2</meta:generator>
    <dc:date>2024-09-02T15:59:29.592017162</dc:date>
    <meta:editing-duration>PT2H4M46S</meta:editing-duration>
    <meta:editing-cycles>22</meta:editing-cycles>
    <meta:document-statistic meta:table-count="0" meta:image-count="0" meta:object-count="0" meta:page-count="2" meta:paragraph-count="26" meta:word-count="373" meta:character-count="2320" meta:non-whitespace-character-count="1967"/>
  </office:meta>
</office:document-meta>
</file>